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ourier New1" svg:font-family="'Courier New'"/>
    <style:font-face style:name="MSGothic1" svg:font-family="MSGothic"/>
    <style:font-face style:name="Malgun Gothic1" svg:font-family="'Malgun Gothic'"/>
    <style:font-face style:name="TimesNewRoman1" svg:font-family="TimesNewRoman"/>
    <style:font-face style:name="Calibri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Malgun Gothic" svg:font-family="'Malgun Gothic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1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8pt" style:font-size-asian="28pt" style:font-size-complex="2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2a6099" loext:opacity="100%" fo:font-size="14pt" style:font-size-asian="14pt" style:font-size-complex="14pt"/>
    </style:style>
    <style:style style:name="P6" style:family="paragraph">
      <loext:graphic-properties draw:fill="none" draw:fill-color="#ffffff"/>
      <style:text-properties fo:color="#2a6099" loext:opacity="100%" fo:font-size="12pt" style:font-size-asian="12pt" style:font-size-complex="12pt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28pt" style:font-size-asian="28pt" style:font-name-complex="Calibri1" style:font-size-complex="28pt"/>
    </style:style>
    <style:style style:name="T2" style:family="text">
      <style:text-properties fo:color="#000000" loext:opacity="100%" style:font-name="Calibri Light1" fo:font-size="28pt" style:font-size-asian="28pt" style:font-name-complex="Calibri Light1" style:font-size-complex="28pt"/>
    </style:style>
    <style:style style:name="T3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4" style:family="text">
      <style:text-properties fo:color="#ff0000" loext:opacity="100%" style:font-name="Courier New1" fo:font-size="12pt" style:font-size-asian="12pt" style:font-name-complex="Courier New1" style:font-size-complex="12pt"/>
    </style:style>
    <style:style style:name="T5" style:family="text">
      <style:text-properties fo:color="#ff0000" loext:opacity="100%" style:font-name="MSGothic1" fo:font-size="12pt" style:font-size-asian="12pt" style:font-name-complex="MSGothic1" style:font-size-complex="12pt"/>
    </style:style>
    <style:style style:name="T6" style:family="text">
      <style:text-properties fo:color="#ff0000" loext:opacity="100%" style:font-name="Malgun Gothic1" fo:font-size="12pt" style:font-size-asian="12pt" style:font-name-complex="Malgun Gothic1" style:font-size-complex="12pt"/>
    </style:style>
    <style:style style:name="T7" style:family="text">
      <style:text-properties fo:color="#000000" loext:opacity="100%" style:font-name="Courier New1" fo:font-size="12pt" style:font-size-asian="12pt" style:font-name-complex="Courier New1" style:font-size-complex="12pt"/>
    </style:style>
    <style:style style:name="T8" style:family="text">
      <style:text-properties fo:color="#2a6099" loext:opacity="100%" fo:font-size="14pt" style:font-size-asian="14pt" style:font-size-complex="14pt"/>
    </style:style>
    <style:style style:name="T9" style:family="text">
      <style:text-properties fo:color="#2a6099" loext:opacity="100%" fo:font-size="12pt" style:font-size-asian="12pt" style:font-size-complex="12pt"/>
    </style:style>
    <style:style style:name="T10" style:family="text">
      <style:text-properties fo:color="#2a6099" loext:opacity="100%" style:text-position="-8% 58%" fo:font-size="12pt" style:font-size-asian="12pt" style:font-size-complex="12pt"/>
    </style:style>
    <style:style style:name="T11" style:family="text">
      <style:text-properties fo:color="#ff0000" loext:opacity="100%" style:font-name="TimesNewRoman1" fo:font-size="12pt" style:font-size-asian="12pt" style:font-name-complex="TimesNewRoman1" style:font-size-complex="12pt"/>
    </style:style>
    <style:style style:name="T12" style:family="text">
      <style:text-properties fo:color="#ff0000" loext:opacity="100%" style:font-name="Malgun Gothic1" fo:font-size="8.10000038146973pt" style:font-size-asian="8.10000038146973pt" style:font-name-complex="Malgun Gothic1" style:font-size-complex="8.10000038146973pt"/>
    </style:style>
    <style:style style:name="T13" style:family="text">
      <style:text-properties fo:color="#2a6099" loext:opacity="100%"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4cm" svg:height="0.988cm" svg:x="2.541cm" svg:y="2.741cm">
          <draw:text-box>
            <text:p text:style-name="P1"><text:span text:style-name="T1">Assign</text:span><text:span text:style-name="T1">ment </text:span><text:span text:style-name="T1">6</text:span></text:p>
          </draw:text-box>
        </draw:frame>
        <draw:frame draw:style-name="gr1" draw:text-style-name="P2" draw:layer="layout" svg:width="0.985cm" svg:height="1.148cm" svg:x="7.664cm" svg:y="2.5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616cm" svg:height="0.471cm" svg:x="2.541cm" svg:y="3.764cm">
          <draw:text-box>
            <text:p text:style-name="P1"><text:span text:style-name="T3">G</text:span><text:span text:style-name="T3">i</text:span><text:span text:style-name="T3">v</text:span><text:span text:style-name="T3">e </text:span><text:span text:style-name="T3">t</text:span><text:span text:style-name="T3">o</text:span><text:span text:style-name="T3">t</text:span><text:span text:style-name="T3">a</text:span><text:span text:style-name="T3">l </text:span><text:span text:style-name="T3">c</text:span><text:span text:style-name="T3">o</text:span><text:span text:style-name="T3">r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 </text:span><text:span text:style-name="T3">p</text:span><text:span text:style-name="T3">r</text:span><text:span text:style-name="T3">o</text:span><text:span text:style-name="T3">o</text:span><text:span text:style-name="T3">f</text:span><text:span text:style-name="T3">s </text:span><text:span text:style-name="T3">o</text:span><text:span text:style-name="T3">f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s. </text:span></text:p>
          </draw:text-box>
        </draw:frame>
        <draw:frame draw:style-name="gr2" draw:text-style-name="P3" draw:layer="layout" svg:width="0.422cm" svg:height="0.471cm" svg:x="2.541cm" svg:y="4.2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64cm" svg:height="0.471cm" svg:x="2.541cm" svg:y="4.737cm">
          <draw:text-box>
            <text:p text:style-name="P1"><text:span text:style-name="T3">Q1) </text:span></text:p>
          </draw:text-box>
        </draw:frame>
        <draw:frame draw:style-name="gr2" draw:text-style-name="P3" draw:layer="layout" svg:width="0.422cm" svg:height="0.471cm" svg:x="2.541cm" svg:y="5.2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1cm" svg:height="0.479cm" svg:x="2.541cm" svg:y="5.769cm">
          <draw:text-box>
            <text:p text:style-name="P1"><text:span text:style-name="T4">[ </text:span></text:p>
          </draw:text-box>
        </draw:frame>
        <draw:frame draw:style-name="gr2" draw:text-style-name="P3" draw:layer="layout" svg:width="0.505cm" svg:height="0.497cm" svg:x="3.049cm" svg:y="5.729cm">
          <draw:text-box>
            <text:p text:style-name="P1"><text:span text:style-name="T5">⊤</text:span><text:span text:style-name="T6"> </text:span></text:p>
          </draw:text-box>
        </draw:frame>
        <draw:frame draw:style-name="gr2" draw:text-style-name="P3" draw:layer="layout" svg:width="0.51cm" svg:height="0.479cm" svg:x="3.409cm" svg:y="5.769cm">
          <draw:text-box>
            <text:p text:style-name="P1"><text:span text:style-name="T4">] </text:span></text:p>
          </draw:text-box>
        </draw:frame>
        <draw:frame draw:style-name="gr2" draw:text-style-name="P3" draw:layer="layout" svg:width="1.78cm" svg:height="0.479cm" svg:x="2.541cm" svg:y="6.848cm">
          <draw:text-box>
            <text:p text:style-name="P1"><text:span text:style-name="T7">x</text:span><text:span text:style-name="T7"> </text:span><text:span text:style-name="T7">=</text:span><text:span text:style-name="T7"> </text:span><text:span text:style-name="T7">5</text:span><text:span text:style-name="T7">;</text:span><text:span text:style-name="T7"> </text:span></text:p>
          </draw:text-box>
        </draw:frame>
        <draw:frame draw:style-name="gr2" draw:text-style-name="P3" draw:layer="layout" svg:width="4.066cm" svg:height="0.479cm" svg:x="2.541cm" svg:y="8.126cm">
          <draw:text-box>
            <text:p text:style-name="P1"><text:span text:style-name="T7">wh</text:span><text:span text:style-name="T7">il</text:span><text:span text:style-name="T7">e </text:span><text:span text:style-name="T7">(x </text:span><text:span text:style-name="T7">&gt; </text:span><text:span text:style-name="T7">0) </text:span><text:span text:style-name="T7">{ </text:span></text:p>
          </draw:text-box>
        </draw:frame>
        <draw:frame draw:style-name="gr2" draw:text-style-name="P3" draw:layer="layout" svg:width="2.796cm" svg:height="0.479cm" svg:x="3.811cm" svg:y="9.605cm">
          <draw:text-box>
            <text:p text:style-name="P1"><text:span text:style-name="T7">x = x - 1; </text:span></text:p>
          </draw:text-box>
        </draw:frame>
        <draw:frame draw:style-name="gr2" draw:text-style-name="P3" draw:layer="layout" svg:width="0.51cm" svg:height="0.479cm" svg:x="2.541cm" svg:y="10.783cm">
          <draw:text-box>
            <text:p text:style-name="P1"><text:span text:style-name="T7">} </text:span></text:p>
          </draw:text-box>
        </draw:frame>
        <draw:frame draw:style-name="gr2" draw:text-style-name="P3" draw:layer="layout" svg:width="2.542cm" svg:height="0.479cm" svg:x="2.541cm" svg:y="11.866cm">
          <draw:text-box>
            <text:p text:style-name="P1"><text:span text:style-name="T4">[ x = 0 ] </text:span></text:p>
          </draw:text-box>
        </draw:frame>
        <draw:frame draw:style-name="gr2" draw:text-style-name="P3" draw:layer="layout" svg:width="0.422cm" svg:height="0.479cm" svg:x="2.541cm" svg:y="10.7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64cm" svg:height="0.471cm" svg:x="2.541cm" svg:y="13.841cm">
          <draw:text-box>
            <text:p text:style-name="P1"><text:span text:style-name="T3">Q2) </text:span></text:p>
          </draw:text-box>
        </draw:frame>
        <draw:frame draw:style-name="gr2" draw:text-style-name="P3" draw:layer="layout" svg:width="0.422cm" svg:height="0.471cm" svg:x="2.541cm" svg:y="14.3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42cm" svg:height="0.479cm" svg:x="2.541cm" svg:y="14.797cm">
          <draw:text-box>
            <text:p text:style-name="P1"><text:span text:style-name="T4">[</text:span><text:span text:style-name="T4"> </text:span><text:span text:style-name="T4">n</text:span><text:span text:style-name="T4"> </text:span><text:span text:style-name="T4">&gt;</text:span><text:span text:style-name="T4"> </text:span><text:span text:style-name="T4">0</text:span><text:span text:style-name="T4"> </text:span><text:span text:style-name="T4">]</text:span><text:span text:style-name="T4"> </text:span></text:p>
          </draw:text-box>
        </draw:frame>
        <draw:frame draw:style-name="gr2" draw:text-style-name="P3" draw:layer="layout" svg:width="4.066cm" svg:height="0.479cm" svg:x="2.541cm" svg:y="16.08cm">
          <draw:text-box>
            <text:p text:style-name="P1"><text:span text:style-name="T7">while </text:span><text:span text:style-name="T7">(n &gt; </text:span><text:span text:style-name="T7">0) { </text:span></text:p>
          </draw:text-box>
        </draw:frame>
        <draw:frame draw:style-name="gr2" draw:text-style-name="P3" draw:layer="layout" svg:width="2.796cm" svg:height="0.479cm" svg:x="3.811cm" svg:y="17.858cm">
          <draw:text-box>
            <text:p text:style-name="P1"><text:span text:style-name="T7">n </text:span><text:span text:style-name="T7">= </text:span><text:span text:style-name="T7">n </text:span><text:span text:style-name="T7">- </text:span><text:span text:style-name="T7">2</text:span><text:span text:style-name="T7">; </text:span></text:p>
          </draw:text-box>
        </draw:frame>
        <draw:frame draw:style-name="gr2" draw:text-style-name="P3" draw:layer="layout" svg:width="0.51cm" svg:height="0.479cm" svg:x="2.541cm" svg:y="18.936cm">
          <draw:text-box>
            <text:p text:style-name="P1"><text:span text:style-name="T7">} </text:span></text:p>
          </draw:text-box>
        </draw:frame>
        <draw:frame draw:style-name="gr2" draw:text-style-name="P3" draw:layer="layout" svg:width="2.796cm" svg:height="0.479cm" svg:x="2.541cm" svg:y="20.615cm">
          <draw:text-box>
            <text:p text:style-name="P1"><text:span text:style-name="T7">n = n + 4; </text:span></text:p>
          </draw:text-box>
        </draw:frame>
        <draw:frame draw:style-name="gr2" draw:text-style-name="P3" draw:layer="layout" svg:width="2.542cm" svg:height="0.479cm" svg:x="2.5cm" svg:y="21.197cm">
          <draw:text-box>
            <text:p text:style-name="P1"><text:span text:style-name="T4">[ n &gt; 1 ] </text:span></text:p>
          </draw:text-box>
        </draw:frame>
        <draw:frame draw:style-name="gr2" draw:text-style-name="P3" draw:layer="layout" svg:width="0.422cm" svg:height="0.479cm" svg:x="2.541cm" svg:y="21.576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2.694cm" svg:height="1.093cm" svg:x="15.835cm" svg:y="2.994cm">
          <draw:text-box>
            <text:p text:style-name="P4"><text:span text:style-name="T8">Kevin </text:span><text:span text:style-name="T8">Martin</text:span></text:p>
            <text:p text:style-name="P4"><text:span text:style-name="T8">Winter </text:span><text:span text:style-name="T8">2021</text:span></text:p>
          </draw:text-box>
        </draw:frame>
        <draw:frame draw:style-name="gr4" draw:text-style-name="P6" draw:layer="layout" svg:width="3.054cm" svg:height="0.471cm" svg:x="2.621cm" svg:y="6.31cm">
          <draw:text-box>
            <text:p><text:span text:style-name="T9">[5 </text:span><text:span text:style-name="T9">&gt;=</text:span><text:span text:style-name="T9">0 </text:span><text:span text:style-name="T9">&amp;</text:span><text:span text:style-name="T9">&amp; </text:span><text:span text:style-name="T9">0&lt;</text:span><text:span text:style-name="T9">=5</text:span><text:span text:style-name="T9">]</text:span></text:p>
          </draw:text-box>
        </draw:frame>
        <draw:frame draw:style-name="gr4" draw:text-style-name="P6" draw:layer="layout" svg:width="3.054cm" svg:height="0.471cm" svg:x="2.621cm" svg:y="7.411cm">
          <draw:text-box>
            <text:p><text:span text:style-name="T9">[</text:span><text:span text:style-name="T9">x </text:span><text:span text:style-name="T9">&gt;</text:span><text:span text:style-name="T9">=</text:span><text:span text:style-name="T9">0 </text:span><text:span text:style-name="T9">&amp;</text:span><text:span text:style-name="T9">&amp;</text:span><text:span text:style-name="T9"> </text:span><text:span text:style-name="T9">0</text:span><text:span text:style-name="T9">&lt;</text:span><text:span text:style-name="T9">=</text:span><text:span text:style-name="T9">x</text:span><text:span text:style-name="T9">]</text:span></text:p>
          </draw:text-box>
        </draw:frame>
        <draw:frame draw:style-name="gr4" draw:text-style-name="P6" draw:layer="layout" svg:width="5.205cm" svg:height="0.471cm" svg:x="3.721cm" svg:y="8.612cm">
          <draw:text-box>
            <text:p><text:span text:style-name="T9">[x</text:span><text:span text:style-name="T9">&gt;0 </text:span><text:span text:style-name="T9">&amp;</text:span><text:span text:style-name="T9">&amp; </text:span><text:span text:style-name="T9">x </text:span><text:span text:style-name="T9">&gt;=</text:span><text:span text:style-name="T9">0 </text:span><text:span text:style-name="T9">&amp;</text:span><text:span text:style-name="T9">&amp; </text:span><text:span text:style-name="T9">0&lt;</text:span><text:span text:style-name="T9">=x</text:span><text:span text:style-name="T9">=E</text:span><text:span text:style-name="T10">0</text:span><text:span text:style-name="T9">]</text:span></text:p>
          </draw:text-box>
        </draw:frame>
        <draw:frame draw:style-name="gr4" draw:text-style-name="P6" draw:layer="layout" svg:width="4.587cm" svg:height="0.471cm" svg:x="3.722cm" svg:y="9.113cm">
          <draw:text-box>
            <text:p><text:span text:style-name="T9">[</text:span><text:span text:style-name="T9">x</text:span><text:span text:style-name="T9"> </text:span><text:span text:style-name="T9">-</text:span><text:span text:style-name="T9"> </text:span><text:span text:style-name="T9">1</text:span><text:span text:style-name="T9"> </text:span><text:span text:style-name="T9">&gt;</text:span><text:span text:style-name="T9">=</text:span><text:span text:style-name="T9">0</text:span><text:span text:style-name="T9"> </text:span><text:span text:style-name="T9">&amp;</text:span><text:span text:style-name="T9">&amp;</text:span><text:span text:style-name="T9"> </text:span><text:span text:style-name="T9">0</text:span><text:span text:style-name="T9">&lt;</text:span><text:span text:style-name="T9">=</text:span><text:span text:style-name="T9">x</text:span><text:span text:style-name="T9">-</text:span><text:span text:style-name="T9">1</text:span><text:span text:style-name="T9">&lt;</text:span><text:span text:style-name="T9">E</text:span><text:span text:style-name="T10">0</text:span><text:span text:style-name="T9">]</text:span></text:p>
          </draw:text-box>
        </draw:frame>
        <draw:frame draw:style-name="gr4" draw:text-style-name="P6" draw:layer="layout" svg:width="4.024cm" svg:height="0.471cm" svg:x="3.723cm" svg:y="10.114cm">
          <draw:text-box>
            <text:p><text:span text:style-name="T9">[x </text:span><text:span text:style-name="T9">&gt;=</text:span><text:span text:style-name="T9">0 </text:span><text:span text:style-name="T9">&amp;&amp; </text:span><text:span text:style-name="T9">0&lt;</text:span><text:span text:style-name="T9">=x-</text:span><text:span text:style-name="T9">1&lt;</text:span><text:span text:style-name="T9">E</text:span><text:span text:style-name="T10">0</text:span><text:span text:style-name="T9">]</text:span></text:p>
          </draw:text-box>
        </draw:frame>
        <draw:frame draw:style-name="gr4" draw:text-style-name="P6" draw:layer="layout" svg:width="3.13cm" svg:height="0.471cm" svg:x="2.623cm" svg:y="11.314cm">
          <draw:text-box>
            <text:p><text:span text:style-name="T9">[!(x&gt;0) &amp;&amp; </text:span><text:span text:style-name="T9">x&gt;=0]</text:span></text:p>
          </draw:text-box>
        </draw:frame>
        <draw:frame draw:style-name="gr4" draw:text-style-name="P6" draw:layer="layout" svg:width="5.848cm" svg:height="0.471cm" svg:x="10.123cm" svg:y="6.315cm">
          <draw:text-box>
            <text:p><text:span text:style-name="T9">Implied, and </text:span><text:span text:style-name="T9">weakest </text:span><text:span text:style-name="T9">precondition</text:span></text:p>
          </draw:text-box>
        </draw:frame>
        <draw:frame draw:style-name="gr4" draw:text-style-name="P6" draw:layer="layout" svg:width="3.571cm" svg:height="0.471cm" svg:x="10.127cm" svg:y="7.316cm">
          <draw:text-box>
            <text:p><text:span text:style-name="T9">Invariant &amp;&amp; </text:span><text:span text:style-name="T9">variant</text:span></text:p>
          </draw:text-box>
        </draw:frame>
        <draw:frame draw:style-name="gr4" draw:text-style-name="P6" draw:layer="layout" svg:width="6.2cm" svg:height="0.471cm" svg:x="10.33cm" svg:y="8.617cm">
          <draw:text-box>
            <text:p><text:span text:style-name="T9">G</text:span><text:span text:style-name="T9">u</text:span><text:span text:style-name="T9">a</text:span><text:span text:style-name="T9">r</text:span><text:span text:style-name="T9">d </text:span><text:span text:style-name="T9">&amp;</text:span><text:span text:style-name="T9">&amp;</text:span><text:span text:style-name="T9"> </text:span><text:span text:style-name="T9">i</text:span><text:span text:style-name="T9">n</text:span><text:span text:style-name="T9">v</text:span><text:span text:style-name="T9">a</text:span><text:span text:style-name="T9">ri</text:span><text:span text:style-name="T9">a</text:span><text:span text:style-name="T9">n</text:span><text:span text:style-name="T9">t </text:span><text:span text:style-name="T9">&amp;</text:span><text:span text:style-name="T9">&amp;</text:span><text:span text:style-name="T9"> </text:span><text:span text:style-name="T9">v</text:span><text:span text:style-name="T9">a</text:span><text:span text:style-name="T9">ri</text:span><text:span text:style-name="T9">a</text:span><text:span text:style-name="T9">n</text:span><text:span text:style-name="T9">t </text:span><text:span text:style-name="T9">=</text:span><text:span text:style-name="T9">E</text:span><text:span text:style-name="T10">0</text:span></text:p>
          </draw:text-box>
        </draw:frame>
        <draw:frame draw:style-name="gr4" draw:text-style-name="P6" draw:layer="layout" svg:width="3.816cm" svg:height="0.471cm" svg:x="10.23cm" svg:y="9.117cm">
          <draw:text-box>
            <text:p><text:span text:style-name="T9">Implied, reduce </text:span><text:span text:style-name="T9">x by 1</text:span></text:p>
          </draw:text-box>
        </draw:frame>
        <draw:frame draw:style-name="gr4" draw:text-style-name="P6" draw:layer="layout" svg:width="4.189cm" svg:height="0.471cm" svg:x="10.23cm" svg:y="10.118cm">
          <draw:text-box>
            <text:p><text:span text:style-name="T9">Invariant &amp;&amp; </text:span><text:span text:style-name="T9">variant&lt;E</text:span><text:span text:style-name="T10">0</text:span></text:p>
          </draw:text-box>
        </draw:frame>
        <draw:frame draw:style-name="gr4" draw:text-style-name="P6" draw:layer="layout" svg:width="5.357cm" svg:height="0.471cm" svg:x="10.23cm" svg:y="11.318cm">
          <draw:text-box>
            <text:p><text:span text:style-name="T9">!guard (exit loop) &amp;&amp; </text:span><text:span text:style-name="T9">invariant</text:span></text:p>
          </draw:text-box>
        </draw:frame>
        <draw:frame draw:style-name="gr4" draw:text-style-name="P6" draw:layer="layout" svg:width="6.691cm" svg:height="0.471cm" svg:x="2.621cm" svg:y="15.412cm">
          <draw:text-box>
            <text:p><text:span text:style-name="T9">[</text:span><text:span text:style-name="T9">n </text:span><text:span text:style-name="T9">&gt;</text:span><text:span text:style-name="T9">= </text:span><text:span text:style-name="T9">-</text:span><text:span text:style-name="T9">1 </text:span><text:span text:style-name="T9">&amp;</text:span><text:span text:style-name="T9">&amp;</text:span><text:span text:style-name="T9"> </text:span><text:span text:style-name="T9">if </text:span><text:span text:style-name="T9">o</text:span><text:span text:style-name="T9">d</text:span><text:span text:style-name="T9">d</text:span><text:span text:style-name="T9">(</text:span><text:span text:style-name="T9">n</text:span><text:span text:style-name="T9">)</text:span><text:span text:style-name="T9">→</text:span><text:span text:style-name="T9">n</text:span><text:span text:style-name="T9">+</text:span><text:span text:style-name="T9">1</text:span><text:span text:style-name="T9">, </text:span><text:span text:style-name="T9">e</text:span><text:span text:style-name="T9">ls</text:span><text:span text:style-name="T9">e </text:span><text:span text:style-name="T9">→</text:span><text:span text:style-name="T9"> </text:span><text:span text:style-name="T9">n</text:span><text:span text:style-name="T9">]</text:span></text:p>
          </draw:text-box>
        </draw:frame>
        <draw:frame draw:style-name="gr4" draw:text-style-name="P6" draw:layer="layout" svg:width="9.782cm" svg:height="0.471cm" svg:x="3.722cm" svg:y="16.613cm">
          <draw:text-box>
            <text:p><text:span text:style-name="T9">[n &gt; 0 </text:span><text:span text:style-name="T9">&amp;&amp; n </text:span><text:span text:style-name="T9">&gt;= -1 </text:span><text:span text:style-name="T9">&amp;&amp; </text:span><text:span text:style-name="T9">0&lt;(if </text:span><text:span text:style-name="T9">odd(n)</text:span><text:span text:style-name="T9">→n+1, </text:span><text:span text:style-name="T9">else → </text:span><text:span text:style-name="T9">n)=E</text:span><text:span text:style-name="T10">0</text:span><text:span text:style-name="T9">]</text:span></text:p>
          </draw:text-box>
        </draw:frame>
        <draw:frame draw:style-name="gr4" draw:text-style-name="P6" draw:layer="layout" svg:width="9.655cm" svg:height="0.471cm" svg:x="3.722cm" svg:y="17.314cm">
          <draw:text-box>
            <text:p><text:span text:style-name="T9">[</text:span><text:span text:style-name="T9">n </text:span><text:span text:style-name="T9">- </text:span><text:span text:style-name="T9">2 </text:span><text:span text:style-name="T9">&gt; </text:span><text:span text:style-name="T9">-</text:span><text:span text:style-name="T9">1 </text:span><text:span text:style-name="T9">&amp;</text:span><text:span text:style-name="T9">&amp;</text:span><text:span text:style-name="T9"> </text:span><text:span text:style-name="T9">0</text:span><text:span text:style-name="T9">&lt;</text:span><text:span text:style-name="T9">=</text:span><text:span text:style-name="T9">(i</text:span><text:span text:style-name="T9">f </text:span><text:span text:style-name="T9">o</text:span><text:span text:style-name="T9">d</text:span><text:span text:style-name="T9">d</text:span><text:span text:style-name="T9">(</text:span><text:span text:style-name="T9">n</text:span><text:span text:style-name="T9">-</text:span><text:span text:style-name="T9">2</text:span><text:span text:style-name="T9">)</text:span><text:span text:style-name="T9">→</text:span><text:span text:style-name="T9">n</text:span><text:span text:style-name="T9">-</text:span><text:span text:style-name="T9">2</text:span><text:span text:style-name="T9">+</text:span><text:span text:style-name="T9">1</text:span><text:span text:style-name="T9">, </text:span><text:span text:style-name="T9">e</text:span><text:span text:style-name="T9">ls</text:span><text:span text:style-name="T9">e </text:span><text:span text:style-name="T9">→</text:span><text:span text:style-name="T9"> </text:span><text:span text:style-name="T9">n</text:span><text:span text:style-name="T9">-</text:span><text:span text:style-name="T9">2</text:span><text:span text:style-name="T9">)</text:span><text:span text:style-name="T9">=</text:span><text:span text:style-name="T9">E</text:span><text:span text:style-name="T10">0</text:span><text:span text:style-name="T9">]</text:span></text:p>
          </draw:text-box>
        </draw:frame>
        <draw:frame draw:style-name="gr4" draw:text-style-name="P6" draw:layer="layout" svg:width="8.169cm" svg:height="0.471cm" svg:x="3.723cm" svg:y="18.315cm">
          <draw:text-box>
            <text:p><text:span text:style-name="T9">[</text:span><text:span text:style-name="T9">n</text:span><text:span text:style-name="T9"> </text:span><text:span text:style-name="T9">&gt;</text:span><text:span text:style-name="T9">=</text:span><text:span text:style-name="T9">-</text:span><text:span text:style-name="T9">1</text:span><text:span text:style-name="T9"> </text:span><text:span text:style-name="T9">&amp;</text:span><text:span text:style-name="T9">&amp;</text:span><text:span text:style-name="T9"> </text:span><text:span text:style-name="T9">0</text:span><text:span text:style-name="T9">&lt;</text:span><text:span text:style-name="T9">=</text:span><text:span text:style-name="T9">(</text:span><text:span text:style-name="T9">i</text:span><text:span text:style-name="T9">f</text:span><text:span text:style-name="T9"> </text:span><text:span text:style-name="T9">o</text:span><text:span text:style-name="T9">d</text:span><text:span text:style-name="T9">d</text:span><text:span text:style-name="T9">(</text:span><text:span text:style-name="T9">n</text:span><text:span text:style-name="T9">)</text:span><text:span text:style-name="T9">→</text:span><text:span text:style-name="T9">n</text:span><text:span text:style-name="T9">+</text:span><text:span text:style-name="T9">1</text:span><text:span text:style-name="T9">, </text:span><text:span text:style-name="T9">e</text:span><text:span text:style-name="T9">l</text:span><text:span text:style-name="T9">s</text:span><text:span text:style-name="T9">e</text:span><text:span text:style-name="T9"> </text:span><text:span text:style-name="T9">→</text:span><text:span text:style-name="T9"> </text:span><text:span text:style-name="T9">n</text:span><text:span text:style-name="T9">)</text:span><text:span text:style-name="T9">&lt;</text:span><text:span text:style-name="T9">E</text:span><text:span text:style-name="T10">0</text:span><text:span text:style-name="T9">]</text:span></text:p>
          </draw:text-box>
        </draw:frame>
        <draw:frame draw:style-name="gr4" draw:text-style-name="P6" draw:layer="layout" svg:width="3.588cm" svg:height="0.471cm" svg:x="2.623cm" svg:y="19.515cm">
          <draw:text-box>
            <text:p><text:span text:style-name="T9">[!(n </text:span><text:span text:style-name="T9">&gt; </text:span><text:span text:style-name="T9">0) </text:span><text:span text:style-name="T9">&amp;&amp; </text:span><text:span text:style-name="T9">n&gt;</text:span><text:span text:style-name="T9">= -</text:span><text:span text:style-name="T9">1]</text:span></text:p>
          </draw:text-box>
        </draw:frame>
        <draw:frame draw:style-name="gr4" draw:text-style-name="P6" draw:layer="layout" svg:width="2.051cm" svg:height="0.471cm" svg:x="2.623cm" svg:y="20.116cm">
          <draw:text-box>
            <text:p><text:span text:style-name="T9">[</text:span><text:span text:style-name="T9">n </text:span><text:span text:style-name="T9">+ </text:span><text:span text:style-name="T9">4 </text:span><text:span text:style-name="T9">&gt;</text:span><text:span text:style-name="T9">= </text:span><text:span text:style-name="T9">1</text:span><text:span text:style-name="T9">]</text:span></text:p>
          </draw:text-box>
        </draw:frame>
        <draw:frame draw:style-name="gr4" draw:text-style-name="P6" draw:layer="layout" svg:width="3.571cm" svg:height="0.471cm" svg:x="12.977cm" svg:y="15.364cm">
          <draw:text-box>
            <text:p><text:span text:style-name="T9">I</text:span><text:span text:style-name="T9">n</text:span><text:span text:style-name="T9">v</text:span><text:span text:style-name="T9">a</text:span><text:span text:style-name="T9">r</text:span><text:span text:style-name="T9">i</text:span><text:span text:style-name="T9">a</text:span><text:span text:style-name="T9">n</text:span><text:span text:style-name="T9">t </text:span><text:span text:style-name="T9">&amp;</text:span><text:span text:style-name="T9">&amp;</text:span><text:span text:style-name="T9"> </text:span><text:span text:style-name="T9">v</text:span><text:span text:style-name="T9">a</text:span><text:span text:style-name="T9">r</text:span><text:span text:style-name="T9">i</text:span><text:span text:style-name="T9">a</text:span><text:span text:style-name="T9">n</text:span><text:span text:style-name="T9">t</text:span></text:p>
          </draw:text-box>
        </draw:frame>
        <draw:frame draw:style-name="gr4" draw:text-style-name="P6" draw:layer="layout" svg:width="6.2cm" svg:height="0.471cm" svg:x="12.43cm" svg:y="16.218cm">
          <draw:text-box>
            <text:p><text:span text:style-name="T9">Gu</text:span><text:span text:style-name="T9">ard </text:span><text:span text:style-name="T9">&amp;&amp; </text:span><text:span text:style-name="T9">inv</text:span><text:span text:style-name="T9">aria</text:span><text:span text:style-name="T9">nt </text:span><text:span text:style-name="T9">&amp;&amp; </text:span><text:span text:style-name="T9">vari</text:span><text:span text:style-name="T9">ant </text:span><text:span text:style-name="T9">=E</text:span><text:span text:style-name="T10">0</text:span></text:p>
          </draw:text-box>
        </draw:frame>
        <draw:frame draw:style-name="gr4" draw:text-style-name="P6" draw:layer="layout" svg:width="3.816cm" svg:height="0.471cm" svg:x="12.93cm" svg:y="17.718cm">
          <draw:text-box>
            <text:p><text:span text:style-name="T9">I</text:span><text:span text:style-name="T9">m</text:span><text:span text:style-name="T9">p</text:span><text:span text:style-name="T9">l</text:span><text:span text:style-name="T9">i</text:span><text:span text:style-name="T9">e</text:span><text:span text:style-name="T9">d</text:span><text:span text:style-name="T9">, </text:span><text:span text:style-name="T9">r</text:span><text:span text:style-name="T9">e</text:span><text:span text:style-name="T9">d</text:span><text:span text:style-name="T9">u</text:span><text:span text:style-name="T9">c</text:span><text:span text:style-name="T9">e</text:span><text:span text:style-name="T9"> </text:span><text:span text:style-name="T9">x</text:span><text:span text:style-name="T9"> </text:span><text:span text:style-name="T9">b</text:span><text:span text:style-name="T9">y</text:span><text:span text:style-name="T9"> </text:span><text:span text:style-name="T9">2</text:span></text:p>
          </draw:text-box>
        </draw:frame>
        <draw:frame draw:style-name="gr4" draw:text-style-name="P6" draw:layer="layout" svg:width="4.189cm" svg:height="0.471cm" svg:x="12.531cm" svg:y="18.919cm">
          <draw:text-box>
            <text:p><text:span text:style-name="T9">Invariant &amp;&amp; variant&lt;E</text:span><text:span text:style-name="T10">0</text:span></text:p>
          </draw:text-box>
        </draw:frame>
        <draw:frame draw:style-name="gr4" draw:text-style-name="P6" draw:layer="layout" svg:width="5.357cm" svg:height="0.471cm" svg:x="10.335cm" svg:y="19.519cm">
          <draw:text-box>
            <text:p><text:span text:style-name="T9">!</text:span><text:span text:style-name="T9">g</text:span><text:span text:style-name="T9">u</text:span><text:span text:style-name="T9">ar</text:span><text:span text:style-name="T9">d </text:span><text:span text:style-name="T9">(e</text:span><text:span text:style-name="T9">xi</text:span><text:span text:style-name="T9">t </text:span><text:span text:style-name="T9">lo</text:span><text:span text:style-name="T9">o</text:span><text:span text:style-name="T9">p</text:span><text:span text:style-name="T9">) </text:span><text:span text:style-name="T9">&amp;</text:span><text:span text:style-name="T9">&amp; </text:span><text:span text:style-name="T9">in</text:span><text:span text:style-name="T9">v</text:span><text:span text:style-name="T9">ar</text:span><text:span text:style-name="T9">ia</text:span><text:span text:style-name="T9">nt</text:span></text:p>
          </draw:text-box>
        </draw:frame>
        <draw:frame draw:style-name="gr4" draw:text-style-name="P6" draw:layer="layout" svg:width="2.055cm" svg:height="0.471cm" svg:x="10.34cm" svg:y="20.02cm">
          <draw:text-box>
            <text:p><text:span text:style-name="T9">Substitution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0.764cm" svg:height="0.471cm" svg:x="2.541cm" svg:y="2.673cm">
          <draw:text-box>
            <text:p text:style-name="P1"><text:span text:style-name="T3">Q3) </text:span></text:p>
          </draw:text-box>
        </draw:frame>
        <draw:frame draw:style-name="gr2" draw:text-style-name="P3" draw:layer="layout" svg:width="0.422cm" svg:height="0.471cm" svg:x="2.541cm" svg:y="3.1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1cm" svg:height="0.479cm" svg:x="2.541cm" svg:y="3.824cm">
          <draw:text-box>
            <text:p text:style-name="P1"><text:span text:style-name="T4">[ </text:span></text:p>
          </draw:text-box>
        </draw:frame>
        <draw:frame draw:style-name="gr2" draw:text-style-name="P3" draw:layer="layout" svg:width="1.264cm" svg:height="0.497cm" svg:x="3.049cm" svg:y="3.784cm">
          <draw:text-box>
            <text:p text:style-name="P1"><text:span text:style-name="T6">x &gt; y </text:span></text:p>
          </draw:text-box>
        </draw:frame>
        <draw:frame draw:style-name="gr2" draw:text-style-name="P3" draw:layer="layout" svg:width="0.51cm" svg:height="0.479cm" svg:x="4.196cm" svg:y="3.824cm">
          <draw:text-box>
            <text:p text:style-name="P1"><text:span text:style-name="T4">] </text:span></text:p>
          </draw:text-box>
        </draw:frame>
        <draw:frame draw:style-name="gr2" draw:text-style-name="P3" draw:layer="layout" svg:width="4.066cm" svg:height="0.479cm" svg:x="2.541cm" svg:y="5.262cm">
          <draw:text-box>
            <text:p text:style-name="P1"><text:span text:style-name="T7">while (x &gt; y) { </text:span></text:p>
          </draw:text-box>
        </draw:frame>
        <draw:frame draw:style-name="gr2" draw:text-style-name="P3" draw:layer="layout" svg:width="2.796cm" svg:height="0.479cm" svg:x="3.811cm" svg:y="6.94cm">
          <draw:text-box>
            <text:p text:style-name="P1"><text:span text:style-name="T7">x = x - 1; </text:span></text:p>
          </draw:text-box>
        </draw:frame>
        <draw:frame draw:style-name="gr2" draw:text-style-name="P3" draw:layer="layout" svg:width="2.796cm" svg:height="0.479cm" svg:x="3.811cm" svg:y="7.923cm">
          <draw:text-box>
            <text:p text:style-name="P1"><text:span text:style-name="T7">y = y + 1; </text:span></text:p>
          </draw:text-box>
        </draw:frame>
        <draw:frame draw:style-name="gr2" draw:text-style-name="P3" draw:layer="layout" svg:width="0.51cm" svg:height="0.479cm" svg:x="2.541cm" svg:y="9.101cm">
          <draw:text-box>
            <text:p text:style-name="P1"><text:span text:style-name="T7">} </text:span></text:p>
          </draw:text-box>
        </draw:frame>
        <draw:frame draw:style-name="gr2" draw:text-style-name="P3" draw:layer="layout" svg:width="2.796cm" svg:height="0.479cm" svg:x="2.541cm" svg:y="10.579cm">
          <draw:text-box>
            <text:p text:style-name="P1"><text:span text:style-name="T7">if (x &lt; y) </text:span></text:p>
          </draw:text-box>
        </draw:frame>
        <draw:frame draw:style-name="gr2" draw:text-style-name="P3" draw:layer="layout" svg:width="2.796cm" svg:height="0.479cm" svg:x="3.811cm" svg:y="11.662cm">
          <draw:text-box>
            <text:p text:style-name="P1"><text:span text:style-name="T7">x = x + 1; </text:span></text:p>
          </draw:text-box>
        </draw:frame>
        <draw:frame draw:style-name="gr2" draw:text-style-name="P3" draw:layer="layout" svg:width="2.542cm" svg:height="0.479cm" svg:x="2.541cm" svg:y="13.34cm">
          <draw:text-box>
            <text:p text:style-name="P1"><text:span text:style-name="T4">[ x = y ] </text:span></text:p>
          </draw:text-box>
        </draw:frame>
        <draw:frame draw:style-name="gr2" draw:text-style-name="P3" draw:layer="layout" svg:width="0.764cm" svg:height="0.471cm" svg:x="2.541cm" svg:y="14.658cm">
          <draw:text-box>
            <text:p text:style-name="P1"><text:span text:style-name="T3">Q4) </text:span></text:p>
          </draw:text-box>
        </draw:frame>
        <draw:frame draw:style-name="gr2" draw:text-style-name="P3" draw:layer="layout" svg:width="0.422cm" svg:height="0.471cm" svg:x="2.541cm" svg:y="15.14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48cm" svg:height="0.497cm" svg:x="2.541cm" svg:y="15.769cm">
          <draw:text-box>
            <text:p text:style-name="P1"><text:span text:style-name="T6">[ k</text:span></text:p>
          </draw:text-box>
        </draw:frame>
        <draw:frame draw:style-name="gr2" draw:text-style-name="P3" draw:layer="layout" svg:width="0.422cm" svg:height="0.471cm" svg:x="3.036cm" svg:y="15.784cm">
          <draw:text-box>
            <text:p text:style-name="P1"><text:span text:style-name="T11">≥</text:span></text:p>
          </draw:text-box>
        </draw:frame>
        <draw:frame draw:style-name="gr2" draw:text-style-name="P3" draw:layer="layout" svg:width="0.574cm" svg:height="0.497cm" svg:x="3.269cm" svg:y="15.769cm">
          <draw:text-box>
            <text:p text:style-name="P1"><text:span text:style-name="T6">0] </text:span></text:p>
          </draw:text-box>
        </draw:frame>
        <draw:frame draw:style-name="gr2" draw:text-style-name="P3" draw:layer="layout" svg:width="1.78cm" svg:height="0.479cm" svg:x="3.811cm" svg:y="17.048cm">
          <draw:text-box>
            <text:p text:style-name="P1"><text:span text:style-name="T7">n = 0; </text:span></text:p>
          </draw:text-box>
        </draw:frame>
        <draw:frame draw:style-name="gr2" draw:text-style-name="P3" draw:layer="layout" svg:width="1.78cm" svg:height="0.479cm" svg:x="3.811cm" svg:y="18.026cm">
          <draw:text-box>
            <text:p text:style-name="P1"><text:span text:style-name="T7">x = 1; </text:span></text:p>
          </draw:text-box>
        </draw:frame>
        <draw:frame draw:style-name="gr2" draw:text-style-name="P3" draw:layer="layout" svg:width="4.32cm" svg:height="0.479cm" svg:x="3.811cm" svg:y="19.104cm">
          <draw:text-box>
            <text:p text:style-name="P1"><text:span text:style-name="T7">while (n != k) { </text:span></text:p>
          </draw:text-box>
        </draw:frame>
        <draw:frame draw:style-name="gr2" draw:text-style-name="P3" draw:layer="layout" svg:width="2.796cm" svg:height="0.479cm" svg:x="5.081cm" svg:y="20.687cm">
          <draw:text-box>
            <text:p text:style-name="P1"><text:span text:style-name="T7">x = x + x; </text:span></text:p>
          </draw:text-box>
        </draw:frame>
        <draw:frame draw:style-name="gr2" draw:text-style-name="P3" draw:layer="layout" svg:width="2.796cm" svg:height="0.479cm" svg:x="5.081cm" svg:y="21.665cm">
          <draw:text-box>
            <text:p text:style-name="P1"><text:span text:style-name="T7">n = n + 1; </text:span></text:p>
          </draw:text-box>
        </draw:frame>
        <draw:frame draw:style-name="gr2" draw:text-style-name="P3" draw:layer="layout" svg:width="0.51cm" svg:height="0.479cm" svg:x="3.811cm" svg:y="22.844cm">
          <draw:text-box>
            <text:p text:style-name="P1"><text:span text:style-name="T7">} </text:span></text:p>
          </draw:text-box>
        </draw:frame>
        <draw:frame draw:style-name="gr2" draw:text-style-name="P3" draw:layer="layout" svg:width="1.45cm" svg:height="0.497cm" svg:x="2.541cm" svg:y="23.977cm">
          <draw:text-box>
            <text:p text:style-name="P1"><text:span text:style-name="T6">[ x = 2</text:span></text:p>
          </draw:text-box>
        </draw:frame>
        <draw:frame draw:style-name="gr5" draw:text-style-name="P7" draw:layer="layout" svg:width="0.283cm" svg:height="0.331cm" svg:x="3.845cm" svg:y="23.967cm">
          <draw:text-box>
            <text:p text:style-name="P1"><text:span text:style-name="T12">k</text:span></text:p>
          </draw:text-box>
        </draw:frame>
        <draw:frame draw:style-name="gr2" draw:text-style-name="P3" draw:layer="layout" svg:width="0.438cm" svg:height="0.497cm" svg:x="3.989cm" svg:y="23.977cm">
          <draw:text-box>
            <text:p text:style-name="P1"><text:span text:style-name="T6">] <text:s/></text:span></text:p>
          </draw:text-box>
        </draw:frame>
        <draw:frame draw:style-name="gr4" draw:text-style-name="P6" draw:layer="layout" svg:width="5.086cm" svg:height="0.471cm" svg:x="2.717cm" svg:y="4.569cm">
          <draw:text-box>
            <text:p><text:span text:style-name="T9">[x+1&gt;=y &amp;&amp; 0&lt;=((x-y+1)/2)]</text:span></text:p>
          </draw:text-box>
        </draw:frame>
        <draw:frame draw:style-name="gr4" draw:text-style-name="P6" draw:layer="layout" svg:width="7.237cm" svg:height="0.471cm" svg:x="3.717cm" svg:y="5.77cm">
          <draw:text-box>
            <text:p><text:span text:style-name="T9">[x&gt;y &amp;&amp; x+1&gt;=y &amp;&amp; 0&lt;=((x-y+1)/2)=E</text:span><text:span text:style-name="T10">0</text:span><text:span text:style-name="T9">]</text:span></text:p>
          </draw:text-box>
        </draw:frame>
        <draw:frame draw:style-name="gr4" draw:text-style-name="P6" draw:layer="layout" svg:width="8.025cm" svg:height="0.471cm" svg:x="3.718cm" svg:y="6.371cm">
          <draw:text-box>
            <text:p><text:span text:style-name="T9">[x – 1&gt;=y + 1 &amp;&amp; 0&lt;=((x – 1 – y+1 +1)/2)&lt;E</text:span><text:span text:style-name="T10">0</text:span><text:span text:style-name="T9">]</text:span></text:p>
          </draw:text-box>
        </draw:frame>
        <draw:frame draw:style-name="gr4" draw:text-style-name="P6" draw:layer="layout" svg:width="7.415cm" svg:height="0.471cm" svg:x="3.719cm" svg:y="7.472cm">
          <draw:text-box>
            <text:p><text:span text:style-name="T9">[x + 1&gt;=y + 1 &amp;&amp; 0&lt;=((x – y+1 +1)/2)&lt;E</text:span><text:span text:style-name="T10">0</text:span><text:span text:style-name="T9">]</text:span></text:p>
          </draw:text-box>
        </draw:frame>
        <draw:frame draw:style-name="gr4" draw:text-style-name="P6" draw:layer="layout" svg:width="6.2cm" svg:height="0.471cm" svg:x="3.72cm" svg:y="8.473cm">
          <draw:text-box>
            <text:p><text:span text:style-name="T9">[x + 1&gt;=y &amp;&amp; 0&lt;=((x – y+1)/2)&lt;E</text:span><text:span text:style-name="T10">0</text:span><text:span text:style-name="T9">]</text:span></text:p>
          </draw:text-box>
        </draw:frame>
        <draw:frame draw:style-name="gr4" draw:text-style-name="P6" draw:layer="layout" svg:width="1.814cm" svg:height="0.471cm" svg:x="3.77cm" svg:y="11.166cm">
          <draw:text-box>
            <text:p><text:span text:style-name="T9">[x + 1 = y]</text:span></text:p>
          </draw:text-box>
        </draw:frame>
        <draw:frame draw:style-name="gr4" draw:text-style-name="P6" draw:layer="layout" svg:width="1.153cm" svg:height="0.471cm" svg:x="3.77cm" svg:y="12.167cm">
          <draw:text-box>
            <text:p><text:span text:style-name="T9">[x = y]</text:span></text:p>
          </draw:text-box>
        </draw:frame>
        <draw:frame draw:style-name="gr4" draw:text-style-name="P6" draw:layer="layout" svg:width="2.423cm" svg:height="0.471cm" svg:x="2.591cm" svg:y="12.707cm">
          <draw:text-box>
            <text:p><text:span text:style-name="T9">Else </text:span><text:span text:style-name="T9"><text:tab/></text:span><text:span text:style-name="T9">[x = y]</text:span></text:p>
          </draw:text-box>
        </draw:frame>
        <draw:frame draw:style-name="gr4" draw:text-style-name="P6" draw:layer="layout" svg:width="3.571cm" svg:height="0.471cm" svg:x="11.828cm" svg:y="4.616cm">
          <draw:text-box>
            <text:p><text:span text:style-name="T9">Invariant &amp;&amp; variant</text:span></text:p>
          </draw:text-box>
        </draw:frame>
        <draw:frame draw:style-name="gr4" draw:text-style-name="P6" draw:layer="layout" svg:width="6.2cm" svg:height="0.471cm" svg:x="12.031cm" svg:y="5.817cm">
          <draw:text-box>
            <text:p><text:span text:style-name="T9">Guard &amp;&amp; invariant &amp;&amp; variant =E</text:span><text:span text:style-name="T10">0</text:span></text:p>
          </draw:text-box>
        </draw:frame>
        <draw:frame draw:style-name="gr4" draw:text-style-name="P6" draw:layer="layout" svg:width="3.816cm" svg:height="0.471cm" svg:x="11.931cm" svg:y="6.317cm">
          <draw:text-box>
            <text:p><text:span text:style-name="T9">Implied, reduce x by 1</text:span></text:p>
          </draw:text-box>
        </draw:frame>
        <draw:frame draw:style-name="gr4" draw:text-style-name="P6" draw:layer="layout" svg:width="4.189cm" svg:height="0.471cm" svg:x="11.963cm" svg:y="8.526cm">
          <draw:text-box>
            <text:p><text:span text:style-name="T9">Invariant &amp;&amp; variant&lt;E</text:span><text:span text:style-name="T10">0</text:span></text:p>
          </draw:text-box>
        </draw:frame>
        <draw:frame draw:style-name="gr4" draw:text-style-name="P6" draw:layer="layout" svg:width="5.357cm" svg:height="0.471cm" svg:x="11.931cm" svg:y="9.418cm">
          <draw:text-box>
            <text:p><text:span text:style-name="T9">!guard (exit loop) &amp;&amp; invariant</text:span></text:p>
          </draw:text-box>
        </draw:frame>
        <draw:frame draw:style-name="gr4" draw:text-style-name="P6" draw:layer="layout" svg:width="3.791cm" svg:height="0.471cm" svg:x="2.57cm" svg:y="9.567cm">
          <draw:text-box>
            <text:p><text:span text:style-name="T9">[!(x&gt;y) &amp;&amp; x+1 &gt;= y]</text:span></text:p>
          </draw:text-box>
        </draw:frame>
        <draw:frame draw:style-name="gr4" draw:text-style-name="P6" draw:layer="layout" svg:width="5.742cm" svg:height="0.471cm" svg:x="2.571cm" svg:y="10.068cm">
          <draw:text-box>
            <text:p><text:span text:style-name="T9">[x&lt;y→x+1=y &amp;&amp; (!(x&lt;y)-&gt;x=y)]</text:span></text:p>
          </draw:text-box>
        </draw:frame>
        <draw:frame draw:style-name="gr4" draw:text-style-name="P6" draw:layer="layout" svg:width="4.426cm" svg:height="0.471cm" svg:x="11.936cm" svg:y="9.919cm">
          <draw:text-box>
            <text:p><text:span text:style-name="T9">Implied since guard failed</text:span></text:p>
          </draw:text-box>
        </draw:frame>
        <draw:frame draw:style-name="gr4" draw:text-style-name="P6" draw:layer="layout" svg:width="4.807cm" svg:height="0.471cm" svg:x="11.939cm" svg:y="11.12cm">
          <draw:text-box>
            <text:p><text:span text:style-name="T9">Increase x by 1, check result</text:span></text:p>
          </draw:text-box>
        </draw:frame>
        <draw:frame draw:style-name="gr4" draw:text-style-name="P6" draw:layer="layout" svg:width="4.074cm" svg:height="0.471cm" svg:x="11.931cm" svg:y="7.418cm">
          <draw:text-box>
            <text:p><text:span text:style-name="T9">Implied, increase x by 1</text:span></text:p>
          </draw:text-box>
        </draw:frame>
        <draw:frame draw:style-name="gr4" draw:text-style-name="P6" draw:layer="layout" svg:width="3.186cm" svg:height="0.471cm" svg:x="2.671cm" svg:y="16.268cm">
          <draw:text-box>
            <text:p><text:span text:style-name="T9">[1=2</text:span><text:span text:style-name="T13">0</text:span><text:span text:style-name="T9"> &amp;&amp; 0&lt;=k-0]</text:span></text:p>
          </draw:text-box>
        </draw:frame>
        <draw:frame draw:style-name="gr4" draw:text-style-name="P6" draw:layer="layout" svg:width="3.186cm" svg:height="0.471cm" svg:x="3.771cm" svg:y="17.569cm">
          <draw:text-box>
            <text:p><text:span text:style-name="T9">[1=2</text:span><text:span text:style-name="T13">n</text:span><text:span text:style-name="T9"> &amp;&amp; 0&lt;=k-n]</text:span></text:p>
          </draw:text-box>
        </draw:frame>
        <draw:frame draw:style-name="gr4" draw:text-style-name="P6" draw:layer="layout" svg:width="3.186cm" svg:height="0.471cm" svg:x="3.771cm" svg:y="18.57cm">
          <draw:text-box>
            <text:p><text:span text:style-name="T9">[x=2</text:span><text:span text:style-name="T13">n</text:span><text:span text:style-name="T9"> &amp;&amp; 0&lt;=k-n]</text:span></text:p>
          </draw:text-box>
        </draw:frame>
        <draw:frame draw:style-name="gr4" draw:text-style-name="P6" draw:layer="layout" svg:width="1.319cm" svg:height="0.471cm" svg:x="11.707cm" svg:y="16.152cm">
          <draw:text-box>
            <text:p><text:span text:style-name="T9">Implied</text:span></text:p>
          </draw:text-box>
        </draw:frame>
        <draw:frame draw:style-name="gr4" draw:text-style-name="P6" draw:layer="layout" svg:width="2.055cm" svg:height="0.471cm" svg:x="11.708cm" svg:y="17.653cm">
          <draw:text-box>
            <text:p><text:span text:style-name="T9">Substitution</text:span></text:p>
          </draw:text-box>
        </draw:frame>
        <draw:frame draw:style-name="gr4" draw:text-style-name="P6" draw:layer="layout" svg:width="3.571cm" svg:height="0.471cm" svg:x="11.39cm" svg:y="18.375cm">
          <draw:text-box>
            <text:p><text:span text:style-name="T9">Invariant &amp;&amp; variant</text:span></text:p>
          </draw:text-box>
        </draw:frame>
        <draw:frame draw:style-name="gr4" draw:text-style-name="P6" draw:layer="layout" svg:width="5.476cm" svg:height="0.471cm" svg:x="5.171cm" svg:y="19.671cm">
          <draw:text-box>
            <text:p><text:span text:style-name="T9">[n!=x &amp;&amp; x=2</text:span><text:span text:style-name="T13">n</text:span><text:span text:style-name="T9"> &amp;&amp; 0&lt;=k-n=E</text:span><text:span text:style-name="T10">0</text:span><text:span text:style-name="T9">]</text:span></text:p>
          </draw:text-box>
        </draw:frame>
        <draw:frame draw:style-name="gr4" draw:text-style-name="P6" draw:layer="layout" svg:width="5.176cm" svg:height="0.471cm" svg:x="5.171cm" svg:y="20.172cm">
          <draw:text-box>
            <text:p><text:span text:style-name="T9">[x + x=2</text:span><text:span text:style-name="T13">n+1</text:span><text:span text:style-name="T9"> &amp;&amp; 0&lt;=k-n+1&lt;E</text:span><text:span text:style-name="T10">0</text:span><text:span text:style-name="T9">]</text:span></text:p>
          </draw:text-box>
        </draw:frame>
        <draw:frame draw:style-name="gr4" draw:text-style-name="P6" draw:layer="layout" svg:width="4.621cm" svg:height="0.471cm" svg:x="5.171cm" svg:y="21.173cm">
          <draw:text-box>
            <text:p><text:span text:style-name="T9">[x =2</text:span><text:span text:style-name="T13">n+1</text:span><text:span text:style-name="T9"> &amp;&amp; 0&lt;=k-n+1&lt;E</text:span><text:span text:style-name="T10">0</text:span><text:span text:style-name="T9">]</text:span></text:p>
          </draw:text-box>
        </draw:frame>
        <draw:frame draw:style-name="gr4" draw:text-style-name="P6" draw:layer="layout" svg:width="3.91cm" svg:height="0.471cm" svg:x="5.172cm" svg:y="22.074cm">
          <draw:text-box>
            <text:p><text:span text:style-name="T9">[x =2</text:span><text:span text:style-name="T13">n</text:span><text:span text:style-name="T9"> &amp;&amp; 0&lt;=k-n&lt;E</text:span><text:span text:style-name="T10">0</text:span><text:span text:style-name="T9">]</text:span></text:p>
          </draw:text-box>
        </draw:frame>
        <draw:frame draw:style-name="gr4" draw:text-style-name="P6" draw:layer="layout" svg:width="4.189cm" svg:height="0.471cm" svg:x="11.39cm" svg:y="22.149cm">
          <draw:text-box>
            <text:p><text:span text:style-name="T9">Invariant &amp;&amp; variant&lt;E</text:span><text:span text:style-name="T10">0</text:span></text:p>
          </draw:text-box>
        </draw:frame>
        <draw:frame draw:style-name="gr4" draw:text-style-name="P6" draw:layer="layout" svg:width="3.262cm" svg:height="0.471cm" svg:x="2.772cm" svg:y="23.475cm">
          <draw:text-box>
            <text:p><text:span text:style-name="T9">[!(n!=k) &amp;&amp; x =2</text:span><text:span text:style-name="T13">n</text:span><text:span text:style-name="T9">]</text:span></text:p>
          </draw:text-box>
        </draw:frame>
        <draw:frame draw:style-name="gr4" draw:text-style-name="P6" draw:layer="layout" svg:width="5.357cm" svg:height="0.471cm" svg:x="11.113cm" svg:y="23.619cm">
          <draw:text-box>
            <text:p><text:span text:style-name="T9">!guard (exit loop) &amp;&amp; invariant</text:span></text:p>
          </draw:text-box>
        </draw:frame>
        <draw:line draw:style-name="gr6" draw:text-style-name="P8" draw:layer="layout" svg:x1="12.977cm" svg:y1="11.707cm" svg:x2="12.977cm" svg:y2="13.295cm">
          <text:p/>
        </draw:line>
        <draw:frame draw:style-name="gr4" draw:text-style-name="P6" draw:layer="layout" svg:width="6.2cm" svg:height="0.471cm" svg:x="11.531cm" svg:y="19.618cm">
          <draw:text-box>
            <text:p><text:span text:style-name="T9">Guard &amp;&amp; invariant &amp;&amp; variant =E</text:span><text:span text:style-name="T10">0</text:span></text:p>
          </draw:text-box>
        </draw:frame>
        <draw:frame draw:style-name="gr4" draw:text-style-name="P6" draw:layer="layout" svg:width="4.074cm" svg:height="0.471cm" svg:x="11.431cm" svg:y="20.118cm">
          <draw:text-box>
            <text:p><text:span text:style-name="T9">Implied, increase x by x</text:span></text:p>
          </draw:text-box>
        </draw:frame>
        <draw:frame draw:style-name="gr4" draw:text-style-name="P6" draw:layer="layout" svg:width="4.189cm" svg:height="0.471cm" svg:x="11.564cm" svg:y="21.227cm">
          <draw:text-box>
            <text:p><text:span text:style-name="T9">Invariant &amp;&amp; variant&lt;E</text:span><text:span text:style-name="T10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ourier New1" svg:font-family="'Courier New'"/>
    <style:font-face style:name="MSGothic1" svg:font-family="MSGothic"/>
    <style:font-face style:name="Malgun Gothic1" svg:font-family="'Malgun Gothic'"/>
    <style:font-face style:name="TimesNewRoman1" svg:font-family="TimesNewRoman"/>
    <style:font-face style:name="Calibri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Malgun Gothic" svg:font-family="'Malgun Gothic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27T16:27:23.954544309</dc:date>
    <meta:editing-duration>PT39M1S</meta:editing-duration>
    <meta:editing-cycles>5</meta:editing-cycles>
    <meta:generator>LibreOffice/7.0.3.1$Linux_X86_64 LibreOffice_project/00$Build-1</meta:generator>
    <meta:document-statistic meta:object-count="110"/>
  </office:meta>
</office:document-meta>
</file>